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4E0000017445E2B6DA60B0190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45cm" fo:min-width="9.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3.35cm" fo:min-width="0.7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4.108cm" svg:x="0.047cm" svg:y="0.27cm">
          <draw:image xlink:href="Pictures/100002010000054E0000017445E2B6DA60B01901.png" xlink:type="simple" xlink:show="embed" xlink:actuate="onLoad">
            <text:p/>
          </draw:image>
        </draw:frame>
        <draw:custom-shape draw:style-name="gr2" draw:text-style-name="P2" draw:layer="layout" svg:width="9.7cm" svg:height="0.7cm" svg:x="0.6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3.7cm" svg:x="10.9cm" svg:y="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0.7cm" svg:x="13.3cm" svg:y="2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12-02T06:31:28.363295000</dc:date>
    <meta:editing-duration>PT4M40S</meta:editing-duration>
    <meta:editing-cycles>4</meta:editing-cycles>
    <meta:generator>LibreOffice/5.0.3.2$MacOSX_X86_64 LibreOffice_project/e5f16313668ac592c1bfb310f4390624e3dbfb75</meta:generator>
    <meta:document-statistic meta:object-count="4"/>
  </office:meta>
</office:document-meta>
</file>